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Lucida Console" fo:color="#000000"/>
    </style:style>
    <style:style style:name="P3" style:parent-style-name="PréformatéHTML" style:family="paragraph">
      <style:text-properties style:font-name="Lucida Console" fo:color="#000000"/>
    </style:style>
    <style:style style:name="T4" style:parent-style-name="Policepardéfaut" style:family="text">
      <style:text-properties style:font-name="Lucida Console" fo:color="#000000"/>
    </style:style>
    <style:style style:name="P5" style:parent-style-name="PréformatéHTML" style:family="paragraph">
      <style:text-properties style:font-name="Lucida Console" fo:color="#000000"/>
    </style:style>
    <style:style style:name="P6" style:parent-style-name="Normal" style:family="paragraph">
      <style:paragraph-properties style:line-height-at-least="0.1979in"/>
      <style:text-properties fo:hyphenate="true"/>
    </style:style>
    <style:style style:name="T7" style:parent-style-name="Policepardéfaut" style:family="text">
      <style:text-properties style:font-name="Lucida Console" fo:color="#000000"/>
    </style:style>
    <style:style style:name="T8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fo:color="#FFFFFF" style:letter-kerning="false" fo:font-size="10.5pt" style:font-size-asian="10.5pt" style:font-size-complex="10.5pt" style:language-asian="fr" style:country-asian="FR"/>
    </style:style>
    <style:style style:name="T10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1" style:parent-style-name="Policepardéfaut" style:family="text">
      <style:text-properties style:font-name="Consolas" style:font-name-asian="Times New Roman" fo:color="#FFFFFF" style:letter-kerning="false" fo:font-size="10.5pt" style:font-size-asian="10.5pt" style:font-size-complex="10.5pt" style:language-asian="fr" style:country-asian="FR"/>
    </style:style>
    <style:style style:name="T12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fo:color="#FFFFFF" style:letter-kerning="false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fo:color="#FFFFFF" style:letter-kerning="false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fo:color="#FFFFFF" style:letter-kerning="false" fo:font-size="10.5pt" style:font-size-asian="10.5pt" style:font-size-complex="10.5pt" style:language-asian="fr" style:country-asian="FR"/>
    </style:style>
    <style:style style:name="P18" style:parent-style-name="PréformatéHTML" style:family="paragraph">
      <style:text-properties style:font-name="Lucida Console" fo:color="#000000"/>
    </style:style>
    <style:style style:name="P19" style:parent-style-name="PréformatéHTML" style:family="paragraph">
      <style:text-properties style:font-name="Lucida Console" fo:color="#000000"/>
    </style:style>
    <style:style style:name="P20" style:parent-style-name="PréformatéHTML" style:family="paragraph">
      <style:text-properties style:font-name="Lucida Console" fo:color="#000000"/>
    </style:style>
    <style:style style:name="P21" style:parent-style-name="PréformatéHTML" style:family="paragraph">
      <style:text-properties style:font-name="Lucida Console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1.12543in, 0in, 1.11703in, 0in)"/>
    </style:style>
    <style:style style:family="graphic" style:name="a2" style:parent-style-name="Graphics">
      <style:graphic-properties fo:border="0.01042in none" fo:background-color="transparent" fo:clip="rect(0in, 0.45894in, 0in, 1.15674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couleur</text:p>
      <text:p text:style-name="PréformatéHTML">Rouge<text:s/><text:span text:style-name="T2">#eb0501</text:span></text:p>
      <text:p text:style-name="P3"/>
      <text:p text:style-name="PréformatéHTML">Jaune<text:s/><text:span text:style-name="T4">#e2b708</text:span></text:p>
      <text:p text:style-name="P5"/>
      <text:p text:style-name="P6"><text:span text:style-name="T7">Vert<text:s/></text:span><text:span text:style-name="T8">rgba</text:span><text:span text:style-name="T9">(</text:span><text:span text:style-name="T10">5</text:span><text:span text:style-name="T11">,</text:span><text:span text:style-name="T12">124</text:span><text:span text:style-name="T13">,</text:span><text:span text:style-name="T14">2</text:span><text:span text:style-name="T15">,</text:span><text:span text:style-name="T16">0.8</text:span><text:span text:style-name="T17">)</text:span></text:p>
      <text:p text:style-name="P18"/>
      <text:p text:style-name="P19"/>
      <text:p text:style-name="P20"/>
      <text:p text:style-name="P21"/>
      <text:p text:style-name="Normal"><draw:frame draw:style-name="a0" draw:name="Image 1" text:anchor-type="as-char" svg:x="0in" svg:y="0in" svg:width="3.0223in" svg:height="3.01964in" style:rel-width="scale" style:rel-height="scale"><draw:image xlink:href="media/image1.png" xlink:type="simple" xlink:show="embed" xlink:actuate="onLoad"/><svg:title/><svg:desc>Une image contenant texte, clipart, Graphique

Description générée automatiquement</svg:desc></draw:frame></text:p>
      <text:p text:style-name="Normal"><draw:frame draw:style-name="a1" draw:name="Image 1" text:anchor-type="as-char" svg:x="0in" svg:y="0in" svg:width="3.13967in" svg:height="4.76141in" style:rel-width="scale" style:rel-height="scale"><draw:image xlink:href="media/image2.jpeg" xlink:type="simple" xlink:show="embed" xlink:actuate="onLoad"/><svg:title/><svg:desc>Une image contenant sport, compétition sportive, tennis, chaussures

Description générée automatiquement</svg:desc></draw:frame></text:p>
      <text:p text:style-name="Normal"><draw:frame draw:style-name="a2" draw:name="Image 1" text:anchor-type="as-char" svg:x="0in" svg:y="0in" svg:width="4.70906in" svg:height="3.53958in" style:rel-width="scale" style:rel-height="scale"><draw:image xlink:href="media/image3.jpeg" xlink:type="simple" xlink:show="embed" xlink:actuate="onLoad"/><svg:title/><svg:desc>Une image contenant gant, rouge, boxe, résistant

Description générée automatiquement</svg:desc></draw:frame></text:p>
      <text:p text:style-name="Normal"/>
      <text:p text:style-name="Normal"><draw:frame draw:style-name="a3" draw:name="Image 2" text:anchor-type="as-char" svg:x="0in" svg:y="0in" svg:width="2.31975in" svg:height="3.37378in" style:rel-width="scale" style:rel-height="scale"><draw:image xlink:href="media/image4.png" xlink:type="simple" xlink:show="embed" xlink:actuate="onLoad"/><svg:title/><svg:desc>Une image contenant texte, carte, diagramme, atlas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risi Parisi</meta:initial-creator>
    <dc:creator>Parisi Parisi</dc:creator>
    <meta:creation-date>2023-06-23T13:44:00Z</meta:creation-date>
    <dc:date>2023-07-05T12:10:00Z</dc:date>
    <meta:template xlink:href="Normal.dotm" xlink:type="simple"/>
    <meta:editing-cycles>6</meta:editing-cycles>
    <meta:editing-duration>PT31860S</meta:editing-duration>
    <meta:document-statistic meta:page-count="1" meta:paragraph-count="1" meta:word-count="12" meta:character-count="80" meta:row-count="1" meta:non-whitespace-character-count="69"/>
  </office:meta>
</office:document-meta>
</file>